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 ExtraBold" svg:font-family="'Work Sans ExtraBold'" style:font-family-generic="swiss" style:font-pitch="variable"/>
    <style:font-face style:name="Work Sans Light" svg:font-family="'Work Sans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style:font-name="Work Sans Light"/>
    </style:style>
    <style:style style:name="P3" style:family="paragraph" style:parent-style-name="Text_20_body">
      <style:text-properties style:font-name="Work Sans ExtraBold"/>
    </style:style>
    <style:style style:name="P4" style:family="paragraph" style:parent-style-name="Text_20_body">
      <style:text-properties style:font-name="Work Sans ExtraBold" officeooo:rsid="00048c52" officeooo:paragraph-rsid="00048c52"/>
    </style:style>
    <style:style style:name="P5" style:family="paragraph" style:parent-style-name="Text_20_body">
      <style:text-properties style:font-name="Work Sans ExtraBold" officeooo:paragraph-rsid="00056bcc"/>
    </style:style>
    <style:style style:name="T1" style:family="text">
      <style:text-properties officeooo:rsid="00048c52"/>
    </style:style>
    <style:style style:name="T2" style:family="text">
      <style:text-properties style:font-name="Work Sans Light"/>
    </style:style>
    <style:style style:name="T3" style:family="text">
      <style:text-properties style:font-name="Work Sans Light" officeooo:rsid="00048c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 PROGRESS</text:p>
      <text:p text:style-name="P4"/>
      <text:p text:style-name="P3">Milestones:</text:p>
      <text:p text:style-name="Preformatted_20_Text"><text:span text:style-name="Source_20_Text"><text:span text:style-name="T2">• Completed business model</text:span></text:span></text:p>
      <text:p text:style-name="Preformatted_20_Text"><text:span text:style-name="Source_20_Text"><text:span text:style-name="T2">• Local needs evidence documentation (interviews, questionnaires, expression of interest sign-ups)</text:span></text:span></text:p>
      <text:p text:style-name="Preformatted_20_Text"><text:span text:style-name="Source_20_Text"><text:span text:style-name="T2">• Established formal community Libre Graphics interest group</text:span></text:span></text:p>
      <text:p text:style-name="Preformatted_20_Text"><text:span text:style-name="Source_20_Text"><text:span text:style-name="T2">• Ready to register co-operative and set-up bank account</text:span></text:span></text:p>
      <text:p text:style-name="Preformatted_20_Text"><text:span text:style-name="Source_20_Text"><text:span text:style-name="T2">• Compiled a list of available spaces in the neighbourhood</text:span></text:span></text:p>
      <text:p text:style-name="Preformatted_20_Text"><text:span text:style-name="Source_20_Text"><text:span text:style-name="T2">• Compiled list of hardware, tools and furniture</text:span></text:span></text:p>
      <text:p text:style-name="Preformatted_20_Text"><text:span text:style-name="Source_20_Text"><text:span text:style-name="T2">• Comprehensive expenditure documentation</text:span></text:span></text:p>
      <text:p text:style-name="P1"><text:span text:style-name="Source_20_Text"><text:span text:style-name="T2">• Funding applications for Culture Seeds GLA Grant and Local Trust Creative Civic Change programme application, crowd-sourcing campaign ready (Spacehive, crowdfunder and gofundme)</text:span></text:span></text:p>
      <text:p text:style-name="P3">List of tasks:</text:p>
      <text:p text:style-name="Preformatted_20_Text"><text:span text:style-name="Source_20_Text"><text:span text:style-name="T2">• Knowledge exchange (Access Space, HCD, P2P Foundation, Furtherfield</text:span></text:span><text:span text:style-name="Source_20_Text"><text:span text:style-name="T3">)</text:span></text:span><text:span text:style-name="Source_20_Text"><text:span text:style-name="T2">)</text:span></text:span></text:p>
      <text:p text:style-name="Preformatted_20_Text"><text:span text:style-name="Source_20_Text"><text:span text:style-name="T2">• Build local needs evidence documentation (interviews, questionnaires, expression of interest sign-ups)</text:span></text:span></text:p>
      <text:p text:style-name="Preformatted_20_Text"><text:span text:style-name="Source_20_Text"><text:span text:style-name="T2">• Investigate interest and establish partnerships for long-term life of the space (co-founders, participants, funders, sponsorships, space)</text:span></text:span></text:p>
      <text:p text:style-name="Preformatted_20_Text"><text:span text:style-name="Source_20_Text"><text:span text:style-name="T2">• Complete business model</text:span></text:span></text:p>
      <text:p text:style-name="Preformatted_20_Text"><text:span text:style-name="Source_20_Text"><text:span text:style-name="T2">• Ready to register co-operative and set-up bank account</text:span></text:span></text:p>
      <text:p text:style-name="Preformatted_20_Text"><text:span text:style-name="Source_20_Text"><text:span text:style-name="T2"><text:s text:c="4"/>◦ Compile a list of available spaces in the neighbourhood</text:span></text:span></text:p>
      <text:p text:style-name="Preformatted_20_Text"><text:span text:style-name="Source_20_Text"><text:span text:style-name="T2"><text:s text:c="4"/>◦ Compile list of hardware, tools and furniture</text:span></text:span></text:p>
      <text:p text:style-name="Preformatted_20_Text"><text:span text:style-name="Source_20_Text"><text:span text:style-name="T2"><text:s text:c="4"/>◦ Comprehensive expenditure documentation</text:span></text:span></text:p>
      <text:p text:style-name="P1"><text:span text:style-name="Source_20_Text"><text:span text:style-name="T2">• Funding applications for Culture Seeds GLA Grant and Local Trust Creative Civic Change programme application, crowd-sourcing campaign ready (Spacehive, crowdfunder and gofundme) for the next stage of development</text:span></text:span></text:p>
      <text:p text:style-name="P5">How can get involved:</text:p>
      <text:p text:style-name="P5"><text:span text:style-name="T2">LGM website<text:line-break/>blog<text:line-break/>Twitter/Mastodon<text:line-break/>talks/presentations@local design festivals<text:line-break/>Instagram<text:line-break/>MozFest<text:line-break/>LB Hackney events<text:line-break/>Direct conversation with local residents and communitie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 ExtraBold" svg:font-family="'Work Sans ExtraBold'" style:font-family-generic="swiss" style:font-pitch="variable"/>
    <style:font-face style:name="Work Sans Light" svg:font-family="'Work Sans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1:45:24.619756482</meta:creation-date>
    <dc:date>2018-10-21T11:46:49.236701521</dc:date>
    <meta:editing-duration>PT1M23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2" meta:word-count="208" meta:character-count="1557" meta:non-whitespace-character-count="1359"/>
  </office:meta>
</office:document-meta>
</file>